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BCtitle" style:master-page-name="MP0" style:family="paragraph">
      <style:paragraph-properties fo:break-before="page"/>
    </style:style>
    <style:style style:name="T2" style:parent-style-name="Fonteparág.padrão" style:family="text">
      <style:text-properties style:text-position="super 66.6%"/>
    </style:style>
    <style:style style:name="T3" style:parent-style-name="Fonteparág.padrão" style:family="text">
      <style:text-properties style:text-position="super 66.6%"/>
    </style:style>
    <style:style style:name="T4" style:parent-style-name="Fonteparág.padrão" style:family="text">
      <style:text-properties style:text-position="super 66.6%"/>
    </style:style>
    <style:style style:name="T5" style:parent-style-name="Fonteparág.padrão" style:family="text">
      <style:text-properties style:text-position="super 66.6%"/>
    </style:style>
    <style:style style:name="T6" style:parent-style-name="Fonteparág.padrão" style:family="text">
      <style:text-properties fo:font-weight="bold" style:font-weight-asian="bold" style:font-weight-complex="bold"/>
    </style:style>
    <style:style style:name="T7" style:parent-style-name="Fonteparág.padrão" style:family="text">
      <style:text-properties fo:font-weight="bold" style:font-weight-asian="bold" style:font-weight-complex="bold"/>
    </style:style>
    <style:style style:name="T8" style:parent-style-name="Fonteparág.padrão" style:family="text">
      <style:text-properties fo:font-weight="bold" style:font-weight-asian="bold" style:font-weight-complex="bold"/>
    </style:style>
    <style:style style:name="T9" style:parent-style-name="Fonteparág.padrão" style:family="text">
      <style:text-properties fo:font-weight="bold" style:font-weight-asian="bold" style:font-weight-complex="bold"/>
    </style:style>
    <style:style style:name="T10" style:parent-style-name="Fonteparág.padrão" style:family="text">
      <style:text-properties fo:font-weight="bold" style:font-weight-asian="bold" style:font-weight-complex="bold"/>
    </style:style>
    <style:style style:name="T11" style:parent-style-name="Fonteparág.padrão" style:family="text">
      <style:text-properties style:text-position="super 66.6%"/>
    </style:style>
    <style:style style:name="T12" style:parent-style-name="Fonteparág.padrão" style:family="text">
      <style:text-properties fo:font-style="italic" style:font-style-asian="italic" style:font-style-complex="italic"/>
    </style:style>
    <style:style style:name="T13" style:parent-style-name="Fonteparág.padrão" style:family="text">
      <style:text-properties fo:font-style="italic" style:font-style-asian="italic" style:font-style-complex="italic"/>
    </style:style>
  </office:automatic-styles>
  <office:body>
    <office:text text:use-soft-page-breaks="true">
      <text:p text:style-name="P1">Considerações Sobre o Sistema Operacional Ubuntu v.17.000</text:p>
      <text:p text:style-name="SBCauthors">Aluno D. Tal<text:span text:style-name="T2">1</text:span>,<text:s/>..., Marcos R. Müller<text:span text:style-name="T3">2</text:span></text:p>
      <text:p text:style-name="SBCinstitution"><text:span text:style-name="T4">1</text:span>Acadêmico de Eng. de Software – Faculdade UNIGUAÇU</text:p>
      <text:p text:style-name="SBCinstitution"><text:span text:style-name="T5">2</text:span>Departamento de Eng. de Software<text:s/>–<text:s/>Faculdade UNIGUAÇU</text:p>
      <text:p text:style-name="SBCaddress"/>
      <text:p text:style-name="SBCaddress">Rua<text:s/>Valentin Celeste Palavro,<text:s/>nº<text:s/>655-743 - São Miguel do Iguaçu/PR</text:p>
      <text:p text:style-name="SBCemail">alunodetal@gmail.com,<text:s/>...,<text:s/>marcos_ricardo@live.com</text:p>
      <text:p text:style-name="SBCabstract"><text:span text:style-name="T6">Abstract.</text:span><text:s/>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text:s/>be in the first page of the paper.</text:p>
      <text:p text:style-name="SBCresumo"><text:span text:style-name="T7">Resumo.</text:span><text:s/>Este trabalho apresenta<text:s/>informações<text:s/>relevantes sobre o sistema operacional XYZ, dentre as informações destacam-se as de segurança, e ......</text:p>
      <text:h text:style-name="SBCtitle1" text:outline-level="1">Introdução</text:h>
      <text:p text:style-name="SBCparagraph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paragraph">Full papers must respect the page limits defined by the conference. Conferences that publish just abstracts ask for<text:s/><text:span text:style-name="T8">one-</text:span>page texts.</text:p>
      <text:h text:style-name="SBCtitle1" text:outline-level="1">Principais Características do Sistema Operacional</text:h>
      <text:p text:style-name="SBCparagraph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text:s/>space before and 6 points of space after.</text:p>
      <text:p text:style-name="SBCparagraph">The abstract and “resumo” (if is the case) must be in 12 point Times font, indented 0.8cm on both sides. The word<text:s/><text:span text:style-name="T9">Abstract</text:span><text:s/>and<text:s/><text:span text:style-name="T10">Resumo</text:span>, should be written in boldface and must precede the text.</text:p>
      <text:h text:style-name="SBCtitle1" text:outline-level="1">Onde Baixar e Como Instalar</text:h>
      <text:p text:style-name="SBCparagraphfirst">In some conferences, the papers are published on CD-ROM while only the abstract is<text:s/><text:soft-page-break/>published in the printed Proceedings. In this case, authors are invited to prepare two final versions of the paper. One, complete, to be published on the CD and<text:s/>the other, containing only the first page, with abstract and “resumo” (for papers in Portuguese).</text:p>
      <text:h text:style-name="SBCtitle1" text:outline-level="1">Considerações Finais</text:h>
      <text:p text:style-name="SBCparagraphfirst">Bibliographic references must be unambiguous and uniform. <text:s/>We recommend giving the author names references in brackets, e.g. [Knuth 1984], [Boulic and Renault 1991]; or dates in<text:s/>parentheses, e.g. Knuth (1984), Smith and Jones (1999).</text:p>
      <text:p text:style-name="SBCparagraph">The references must be listed using 12 point font size, with 6 points of space before each reference. The first line of each reference should not be indented, while the subsequent should be indented<text:s/>by 0.5cm.</text:p>
      <text:p text:style-name="SBCreferences">Referências</text:p>
      <text:p text:style-name="SBCreference">Boulic, R. and Renault, O. (1991) “3D Hierarchies for Animation”, In: New Trends in Animation and Visualization, Edited by Nadia Magnenat-Thalmann and Daniel Thalmann, John Wiley &amp; Sons ltd., England.</text:p>
      <text:p text:style-name="SBCreference">Dyer, S., Martin, J. and Zulauf, J. (1995) “Motion Capture White Paper”, http://reality.sgi.com/employees/jam_sb/mocap/MoCapWP_v2.0.html, December.</text:p>
      <text:p text:style-name="SBCreference">Holton, M. and Alexander, S. (1995) “Soft Cellular Modeling: A Technique for the Simulation of Non-rigid Materials”, Computer Graphics: Developments in Virtual Environments, R. A. Earnshaw and J. A. Vince, England, Academic Press Ltd., p. 449-460.</text:p>
      <text:p text:style-name="SBCreference">Knuth, D. E. (1984), The TeXbook, Addison Wesley, 15<text:span text:style-name="T11">th</text:span><text:s/>edition.</text:p>
      <text:p text:style-name="SBCreference">Smith, A. and Jones, B. (1999). On the complexity of computing. In<text:s/><text:span text:style-name="T12">Advances in Compute</text:span><text:span text:style-name="T13">r Science</text:span>, pages 555–566. Publishing Pr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ítulo" style:display-name="Título" style:family="paragraph" style:parent-style-name="Standard" style:next-style-name="SBCauthors">
      <style:paragraph-properties fo:text-align="center" fo:margin-bottom="0.1576in"/>
      <style:text-properti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s</meta:initial-creator>
    <dc:creator>Marcos</dc:creator>
    <meta:creation-date>2023-06-02T22:53:00Z</meta:creation-date>
    <dc:date>2023-06-02T22:53: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2" meta:paragraph-count="8" meta:word-count="626" meta:character-count="4001" meta:row-count="28" meta:non-whitespace-character-count="3383"/>
  </office:meta>
</office:document-meta>
</file>